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Liberation Serif" fo:font-size="16pt" fo:letter-spacing="normal" fo:font-style="normal" fo:font-weight="normal" officeooo:rsid="00102912" officeooo:paragraph-rsid="00102912" style:font-size-asian="16pt" style:font-size-complex="16pt"/>
    </style:style>
    <style:style style:name="P3"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fo:font-variant="normal" fo:text-transform="none" fo:color="#000000" style:font-name="Liberation Serif" fo:font-size="16pt" fo:letter-spacing="normal" fo:font-style="normal" fo:font-weight="normal" officeooo:paragraph-rsid="0017a1d4" style:font-size-asian="16pt" style:font-weight-asian="normal" style:font-size-complex="16pt" style:font-weight-complex="normal"/>
    </style:style>
    <style:style style:name="P4"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officeooo:paragraph-rsid="0017a1d4"/>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6" style:family="paragraph" style:parent-style-name="Heading_20_2">
      <style:paragraph-properties fo:margin-left="0in" fo:margin-right="0in" fo:margin-top="0.25in" fo:margin-bottom="0.1665in" loext:contextual-spacing="false" fo:line-height="150%" fo:orphans="2" fo:widows="2" fo:text-indent="0in" style:auto-text-indent="false" fo:padding-left="0in" fo:padding-right="0in" fo:padding-top="0in" fo:padding-bottom="0.0193in" fo:border-left="none" fo:border-right="none" fo:border-top="none" fo:border-bottom="0.06pt solid #eeeeee"/>
      <style:text-properties fo:color="#000000" fo:font-size="12pt" fo:font-weight="bold" officeooo:paragraph-rsid="0011b31c" style:font-size-asian="12pt" style:font-size-complex="12pt"/>
    </style:style>
    <style:style style:name="P7" style:family="paragraph" style:parent-style-name="Standard">
      <style:paragraph-properties fo:line-height="150%" fo:text-align="justify" style:justify-single-word="false"/>
      <style:text-properties style:font-name="Liberation Serif" fo:font-size="16pt" fo:font-style="normal" fo:font-weight="normal" officeooo:rsid="001bee16" officeooo:paragraph-rsid="0017a1d4" style:font-size-asian="16pt" style:font-style-asian="normal" style:font-weight-asian="normal" style:font-size-complex="16pt" style:font-style-complex="normal" style:font-weight-complex="normal"/>
    </style:style>
    <style:style style:name="P8" style:family="paragraph" style:parent-style-name="Standard">
      <style:paragraph-properties fo:line-height="150%" fo:text-align="justify" style:justify-single-word="false"/>
      <style:text-properties fo:color="#000000" style:font-name="Liberation Serif" fo:font-size="12pt" fo:font-style="normal" fo:font-weight="normal" officeooo:rsid="001bee16" officeooo:paragraph-rsid="00160cd3"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fo:color="#000000" style:font-name="Liberation Serif" fo:font-size="16pt" fo:font-style="normal" fo:font-weight="normal" officeooo:rsid="001bee16" officeooo:paragraph-rsid="00102912" style:font-size-asian="16pt" style:font-style-asian="normal" style:font-weight-asian="normal" style:font-size-complex="16pt" style:font-style-complex="normal" style:font-weight-complex="normal"/>
    </style:style>
    <style:style style:name="P10" style:family="paragraph" style:parent-style-name="Standard">
      <style:paragraph-properties fo:line-height="150%" fo:text-align="justify" style:justify-single-word="false"/>
      <style:text-properties officeooo:paragraph-rsid="0017a1d4"/>
    </style:style>
    <style:style style:name="P11" style:family="paragraph" style:parent-style-name="Heading_20_1">
      <style:paragraph-properties fo:text-align="start" style:justify-single-word="false"/>
      <style:text-properties fo:font-variant="normal" fo:text-transform="none" fo:color="#000000" style:font-name="Liberation Serif" fo:font-size="24pt" fo:letter-spacing="normal" fo:font-style="italic" fo:font-weight="normal" officeooo:rsid="001523d4" officeooo:paragraph-rsid="001523d4" style:font-size-asian="24pt" style:font-style-asian="italic" style:font-weight-asian="normal" style:font-size-complex="24pt" style:font-style-complex="italic" style:font-weight-complex="normal"/>
    </style:style>
    <style:style style:name="P12" style:family="paragraph" style:parent-style-name="Text_20_body">
      <style:paragraph-properties fo:margin-top="0in" fo:margin-bottom="0.1665in" loext:contextual-spacing="false" fo:orphans="2" fo:widows="2"/>
      <style:text-properties officeooo:paragraph-rsid="001d666d"/>
    </style:style>
    <style:style style:name="P13" style:family="paragraph" style:parent-style-name="Text_20_body">
      <style:paragraph-properties fo:margin-top="0in" fo:margin-bottom="0.1665in" loext:contextual-spacing="false" fo:orphans="2" fo:widows="2"/>
    </style:style>
    <style:style style:name="P14" style:family="paragraph" style:parent-style-name="Text_20_body" style:list-style-name="L1">
      <style:paragraph-properties fo:margin-top="0in" fo:margin-bottom="0.1665in" loext:contextual-spacing="false" fo:orphans="2" fo:widows="2"/>
    </style:style>
    <style:style style:name="P15" style:family="paragraph" style:parent-style-name="Text_20_body" style:list-style-name="L2">
      <style:paragraph-properties fo:margin-top="0in" fo:margin-bottom="0.1665in" loext:contextual-spacing="false" fo:orphans="2" fo:widows="2"/>
    </style:style>
    <style:style style:name="P16" style:family="paragraph" style:parent-style-name="Text_20_body" style:list-style-name="L3">
      <style:paragraph-properties fo:margin-top="0in" fo:margin-bottom="0.1665in" loext:contextual-spacing="false" fo:orphans="2" fo:widows="2"/>
    </style:style>
    <style:style style:name="P17" style:family="paragraph" style:parent-style-name="Text_20_body" style:list-style-name="L4">
      <style:paragraph-properties fo:margin-top="0in" fo:margin-bottom="0.1665in" loext:contextual-spacing="false" fo:orphans="2" fo:widows="2"/>
    </style:style>
    <style:style style:name="P18" style:family="paragraph" style:parent-style-name="Text_20_body" style:list-style-name="L5">
      <style:paragraph-properties fo:margin-top="0in" fo:margin-bottom="0.1665in" loext:contextual-spacing="false" fo:orphans="2" fo:widows="2"/>
    </style:style>
    <style:style style:name="P19" style:family="paragraph" style:parent-style-name="Text_20_body" style:list-style-name="L6">
      <style:paragraph-properties fo:margin-top="0in" fo:margin-bottom="0.1665in" loext:contextual-spacing="false" fo:orphans="2" fo:widows="2"/>
    </style:style>
    <style:style style:name="P20" style:family="paragraph" style:parent-style-name="Text_20_body" style:list-style-name="L7">
      <style:paragraph-properties fo:margin-top="0in" fo:margin-bottom="0.1665in" loext:contextual-spacing="false" fo:orphans="2" fo:widows="2"/>
    </style:style>
    <style:style style:name="P21" style:family="paragraph" style:parent-style-name="Text_20_body" style:list-style-name="L8">
      <style:paragraph-properties fo:margin-top="0in" fo:margin-bottom="0.1665in" loext:contextual-spacing="false" fo:orphans="2" fo:widows="2"/>
    </style:style>
    <style:style style:name="P22" style:family="paragraph" style:parent-style-name="Text_20_body" style:list-style-name="L9">
      <style:paragraph-properties fo:margin-top="0in" fo:margin-bottom="0.1665in" loext:contextual-spacing="false" fo:orphans="2" fo:widows="2"/>
    </style:style>
    <style:style style:name="P23" style:family="paragraph" style:parent-style-name="Text_20_body" style:list-style-name="L10">
      <style:paragraph-properties fo:margin-top="0in" fo:margin-bottom="0.1665in" loext:contextual-spacing="false" fo:orphans="2" fo:widows="2"/>
    </style:style>
    <style:style style:name="P24" style:family="paragraph" style:parent-style-name="Text_20_body" style:list-style-name="L11">
      <style:paragraph-properties fo:margin-top="0in" fo:margin-bottom="0.1665in" loext:contextual-spacing="false" fo:orphans="2" fo:widows="2"/>
    </style:style>
    <style:style style:name="P25" style:family="paragraph" style:parent-style-name="Text_20_body" style:list-style-name="L12">
      <style:paragraph-properties fo:margin-top="0in" fo:margin-bottom="0.1665in" loext:contextual-spacing="false" fo:orphans="2" fo:widows="2"/>
    </style:style>
    <style:style style:name="P26" style:family="paragraph" style:parent-style-name="Text_20_body" style:list-style-name="L12">
      <style:paragraph-properties fo:margin-top="0in" fo:margin-bottom="0.1665in" loext:contextual-spacing="false" fo:orphans="2" fo:widows="2"/>
      <style:text-properties officeooo:paragraph-rsid="002095bd"/>
    </style:style>
    <style:style style:name="P27" style:family="paragraph" style:parent-style-name="Text_20_body">
      <style:paragraph-properties fo:margin-top="0in" fo:margin-bottom="0.1665in" loext:contextual-spacing="false" fo:orphans="2" fo:widows="2"/>
      <style:text-properties officeooo:paragraph-rsid="002095bd"/>
    </style:style>
    <style:style style:name="P28" style:family="paragraph" style:parent-style-name="Text_20_body">
      <style:paragraph-properties fo:margin-top="0in" fo:margin-bottom="0.1665in" loext:contextual-spacing="false" fo:line-height="150%" fo:text-align="justify" style:justify-single-word="false" fo:orphans="2" fo:widows="2"/>
      <style:text-properties officeooo:paragraph-rsid="0022bb07"/>
    </style:style>
    <style:style style:name="P2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30"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3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2095bd" style:font-size-asian="10.5pt" style:font-size-complex="12pt"/>
    </style:style>
    <style:style style:name="T3" style:family="text">
      <style:text-properties fo:font-variant="normal" fo:text-transform="none" fo:color="#333333" style:font-name="Liberation Serif" fo:font-size="12pt" fo:letter-spacing="normal" fo:font-style="normal" fo:font-weight="normal" style:font-size-asian="12pt" style:font-size-complex="12pt"/>
    </style:style>
    <style:style style:name="T4" style:family="text">
      <style:text-properties fo:font-variant="normal" fo:text-transform="none" fo:color="#333333" style:font-name="Liberation Serif" fo:font-size="12pt" fo:letter-spacing="normal" fo:font-style="normal" fo:font-weight="normal" officeooo:rsid="001d666d" style:font-size-asian="12pt" style:font-size-complex="12pt"/>
    </style:style>
    <style:style style:name="T5" style:family="text">
      <style:text-properties fo:font-variant="normal" fo:text-transform="none" fo:color="#333333" style:font-name="Liberation Serif" fo:font-size="12pt" fo:letter-spacing="normal" fo:font-style="normal" fo:font-weight="normal" officeooo:rsid="0022bb07" style:font-size-asian="12pt" style:font-size-complex="12pt"/>
    </style:style>
    <style:style style:name="T6"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7" style:family="text">
      <style:text-properties fo:font-variant="normal" fo:text-transform="none" fo:color="#333333" style:font-name="Liberation Serif" fo:font-size="12pt" fo:letter-spacing="normal" fo:font-style="normal" fo:font-weight="bold" style:font-size-asian="12pt" style:font-size-complex="12pt"/>
    </style:style>
    <style:style style:name="T8"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9"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10" style:family="text">
      <style:text-properties fo:font-variant="normal" fo:text-transform="none" fo:color="#000000" fo:font-size="12pt" fo:letter-spacing="normal" fo:font-style="normal" officeooo:rsid="000c318e" style:font-size-asian="10.5pt" style:font-style-asian="normal" style:font-size-complex="12pt" style:font-style-complex="normal"/>
    </style:style>
    <style:style style:name="T11" style:family="text">
      <style:text-properties fo:font-variant="normal" fo:text-transform="none" fo:color="#000000" fo:font-size="12pt" fo:letter-spacing="normal" fo:font-style="normal" officeooo:rsid="001d0cad" style:font-size-asian="10.5pt" style:font-style-asian="normal" style:font-size-complex="12pt" style:font-style-complex="normal"/>
    </style:style>
    <style:style style:name="T12" style:family="text">
      <style:text-properties fo:font-variant="normal" fo:text-transform="none" fo:color="#000000" fo:font-size="12pt" fo:letter-spacing="normal" fo:font-style="normal" officeooo:rsid="001f026b" style:font-size-asian="10.5pt" style:font-style-asian="normal" style:font-size-complex="12pt" style:font-style-complex="normal"/>
    </style:style>
    <style:style style:name="T13" style:family="text">
      <style:text-properties fo:font-variant="normal" fo:text-transform="none" fo:color="#000000" fo:font-size="12pt" fo:letter-spacing="normal" fo:font-style="normal" officeooo:rsid="002ba9d9" style:font-size-asian="10.5pt" style:font-style-asian="normal" style:font-size-complex="12pt" style:font-style-complex="normal"/>
    </style:style>
    <style:style style:name="T14" style:family="text">
      <style:text-properties fo:font-variant="normal" fo:text-transform="none" fo:color="#000000" fo:font-size="12pt" fo:letter-spacing="normal" fo:font-style="normal" officeooo:rsid="001f0f0e" style:font-size-asian="10.5pt" style:font-style-asian="normal" style:font-size-complex="12pt" style:font-style-complex="normal"/>
    </style:style>
    <style:style style:name="T1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0ea435"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85051"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253b35"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0f6220"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17a1d4"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2bb07"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41f50" style:font-size-asian="12pt" style:font-size-complex="12pt"/>
    </style:style>
    <style:style style:name="T27" style:family="text">
      <style:text-properties fo:font-variant="normal" fo:text-transform="none" style:font-name="Liberation Serif" fo:font-size="10pt" fo:letter-spacing="normal" fo:font-style="normal" fo:font-weight="normal" style:font-size-asian="10pt" style:font-size-complex="10pt"/>
    </style:style>
    <style:style style:name="T28" style:family="text">
      <style:text-properties fo:font-variant="normal" fo:text-transform="none" style:font-name="Liberation Serif" fo:font-size="10pt" fo:letter-spacing="normal" fo:font-style="normal" fo:font-weight="normal" officeooo:rsid="00075263" style:font-size-asian="10pt" style:font-size-complex="10pt"/>
    </style:style>
    <style:style style:name="T29" style:family="text">
      <style:text-properties fo:font-variant="normal" fo:text-transform="none" style:font-name="Liberation Serif" fo:font-size="10pt" fo:letter-spacing="normal" fo:font-style="normal" fo:font-weight="normal" officeooo:rsid="00160cd3" style:font-size-asian="10pt" style:font-size-complex="10pt"/>
    </style:style>
    <style:style style:name="T30" style:family="text">
      <style:text-properties fo:font-variant="normal" fo:text-transform="none" style:font-name="Liberation Serif" fo:font-size="22pt" fo:letter-spacing="normal" fo:font-style="normal" fo:font-weight="normal" style:font-size-asian="22pt" style:font-weight-asian="normal" style:font-size-complex="22pt" style:font-weight-complex="normal"/>
    </style:style>
    <style:style style:name="T31" style:family="text">
      <style:text-properties fo:font-variant="normal" fo:text-transform="none" style:font-name="Liberation Serif" fo:font-size="12pt" fo:letter-spacing="normal" fo:font-style="normal" fo:font-weight="normal" style:font-size-asian="12pt" style:font-size-complex="12pt"/>
    </style:style>
    <style:style style:name="T32" style:family="text">
      <style:text-properties fo:font-variant="normal" fo:text-transform="none" style:font-name="Liberation Serif" fo:font-size="12pt" fo:letter-spacing="normal" fo:font-style="normal" fo:font-weight="bold" style:font-size-asian="12pt" style:font-size-complex="12pt"/>
    </style:style>
    <style:style style:name="T33" style:family="text">
      <style:text-properties fo:font-variant="normal" fo:text-transform="none" fo:color="#808080" style:font-name="Liberation Serif" fo:font-size="12pt" fo:letter-spacing="normal" fo:font-style="normal" fo:font-weight="normal" style:font-size-asian="12pt" style:font-size-complex="12pt"/>
    </style:style>
    <style:style style:name="T34" style:family="text">
      <style:text-properties fo:font-variant="normal" fo:text-transform="none" fo:color="#808080" style:font-name="Liberation Serif" fo:font-size="12pt" fo:letter-spacing="normal" fo:font-style="normal" fo:font-weight="bold" style:font-size-asian="12pt" style:font-size-complex="12pt"/>
    </style:style>
    <style:style style:name="T35" style:family="text">
      <style:text-properties officeooo:rsid="000cf225"/>
    </style:style>
    <style:style style:name="T36"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37"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38"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39" style:family="text">
      <style:text-properties fo:color="#000000" style:font-name="Liberation Serif" fo:font-size="12pt" fo:font-style="normal" fo:font-weight="normal" officeooo:rsid="00294ac9" style:font-size-asian="10.5pt" style:font-style-asian="normal" style:font-weight-asian="normal" style:font-size-complex="12pt" style:font-style-complex="normal" style:font-weight-complex="normal"/>
    </style:style>
    <style:style style:name="T40" style:family="text">
      <style:text-properties fo:color="#000000" style:font-name="Liberation Serif" fo:font-size="12pt" fo:font-style="normal" fo:font-weight="normal" officeooo:rsid="00294ebe" style:font-size-asian="10.5pt" style:font-style-asian="normal" style:font-weight-asian="normal" style:font-size-complex="12pt" style:font-style-complex="normal" style:font-weight-complex="normal"/>
    </style:style>
    <style:style style:name="T41" style:family="text">
      <style:text-properties officeooo:rsid="001d0ca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redicting Loan Default In Peer-To-Peer Lending</text:h>
      <text:h text:style-name="P6" text:outline-level="2"><text:bookmark text:name="user-content-capstone-project"/><text:span text:style-name="T28">François Lemoine<text:tab/><text:tab/><text:tab/><text:tab/><text:tab/><text:tab/><text:tab/><text:tab/><text:tab/> <text:s text:c="11"/>January </text:span><text:span text:style-name="T29">30</text:span><text:span text:style-name="T28">th, 2017</text:span><text:span text:style-name="T27"><text:line-break/></text:span><text:bookmark text:name="user-content-i-definition"/><text:span text:style-name="T30">I. Definition</text:span></text:h>
      <text:p text:style-name="P9"><text:span text:style-name="T35">Project Overview</text:span> </text:p>
      <text:p text:style-name="P8"><text:tab/><text:span text:style-name="T41">Loan default prediction is a common problem for various financial companies. This is the case for banks (e.g Morgan Stanley, JPMorgan Chase, Goldman Sachs), credit card companies (e.g. Visa, Mastercard), microcredit banks (e.g. Grameen Bank) or FinTech companies (e.g Lending Club). The lending data for Lending Club is available and we will be using it to make predictions about loan default and whether or not we should lend to a customer.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text:span></text:p>
      <text:p text:style-name="P7"><text:span text:style-name="Emphasis"><text:span text:style-name="T10"><text:tab/></text:span></text:span><text:span text:style-name="Emphasis"><text:span text:style-name="T11">If a model is able to identify </text:span></text:span><text:span text:style-name="Emphasis"><text:span text:style-name="T12">credit-worthy</text:span></text:span><text:span text:style-name="Emphasis"><text:span text:style-name="T11"> customers that were not recognized by </text:span></text:span><text:span text:style-name="Emphasis"><text:span text:style-name="T12">the </text:span></text:span><text:span text:style-name="Emphasis"><text:span text:style-name="T11">traditional FICO credit </text:span></text:span><text:span text:style-name="Emphasis"><text:span text:style-name="T13">score </text:span></text:span><text:span text:style-name="Emphasis"><text:span text:style-name="T11">while minimizing the</text:span></text:span><text:span text:style-name="Emphasis"><text:span text:style-name="T12">ir</text:span></text:span><text:span text:style-name="Emphasis"><text:span text:style-name="T11"> risk of default on the loans, this can become a lucrative niche market or micro-market. </text:span></text:span><text:span text:style-name="Emphasis"><text:span text:style-name="T12">Thus pushing higher the profit margin of the financial institution. </text:span></text:span><text:span text:style-name="Emphasis"><text:span text:style-name="T14">Although, the prospect of more customers seems positive, we need to be careful </text:span></text:span><text:span text:style-name="Emphasis"><text:span text:style-name="T13">of</text:span></text:span><text:span text:style-name="Emphasis"><text:span text:style-name="T14"> not lend</text:span></text:span><text:span text:style-name="Emphasis"><text:span text:style-name="T13">ing</text:span></text:span><text:span text:style-name="Emphasis"><text:span text:style-name="T14"> to people that will default, this would cause a drop in the earlier stated objective. Thus a somewhat conservative approach <text:s/>and rigorous evaluation metric will be kept in mind. The loan default prediction is a problem of binary classification (do we lend or not) and we will be using logistic regression and the random forest algorithm </text:span></text:span><text:span text:style-name="Emphasis"><text:span text:style-name="T13">to build the model</text:span></text:span><text:span text:style-name="Emphasis"><text:span text:style-name="T14">. </text:span></text:span></text:p>
      <text:p text:style-name="P10"><text:span text:style-name="Emphasis"><text:span text:style-name="T20"><text:tab/>The solution </text:span></text:span><text:span text:style-name="Emphasis"><text:span text:style-name="T21">will</text:span></text:span><text:span text:style-name="Emphasis"><text:span text:style-name="T20"> come from thorough data cleaning, </text:span></text:span><text:span text:style-name="Emphasis"><text:span text:style-name="T22">encoding the data for machine learning processing. From the initial research, the algorithms that will be most useful for this project are random forest and logistic regression. </text:span></text:span></text:p>
      <text:p text:style-name="P10"><text:span text:style-name="Emphasis"><text:span text:style-name="T19"/></text:span></text:p>
      <text:p text:style-name="P3"><text:bookmark text:name="user-content-metrics"/>Metrics</text:p>
      <text:p text:style-name="P4"><text:span text:style-name="Emphasis"><text:span text:style-name="T23"><text:tab/>The clearest metric is the accurate prediction </text:span></text:span><text:span text:style-name="Emphasis"><text:span text:style-name="T24">loan default</text:span></text:span><text:span text:style-name="Emphasis"><text:span text:style-name="T23">. </text:span></text:span><text:span text:style-name="Emphasis"><text:span text:style-name="T24">The decision that the model takes has <text:s/>consequence as to the profitability of the financial institution putting money on the line. This is why <text:s/></text:span></text:span><text:span text:style-name="T36"><text:s/>work will have to </text:span><text:span text:style-name="T37">be </text:span><text:span text:style-name="T36">do</text:span><text:span text:style-name="T37">ne</text:span><text:span text:style-name="T36"> with the error type (false positive, false negative, true positive and true </text:span><text:soft-page-break/><text:span text:style-name="T36">negative) and this will help guide us to a conservative evaluation of the loan default rate. </text:span><text:span text:style-name="Emphasis"><text:span text:style-name="T15">The best metric to evaluate </text:span></text:span><text:span text:style-name="Emphasis"><text:span text:style-name="T18">the model is</text:span></text:span><text:span text:style-name="Emphasis"><text:span text:style-name="T15"> the accuracy of our algorithm to predict whether or not a </text:span></text:span><text:span text:style-name="Emphasis"><text:span text:style-name="T16">customer</text:span></text:span><text:span text:style-name="Emphasis"><text:span text:style-name="T15"> is likely to </text:span></text:span><text:span text:style-name="Emphasis"><text:span text:style-name="T16">repay the loan</text:span></text:span><text:span text:style-name="Emphasis"><text:span text:style-name="T15">. </text:span></text:span><text:span text:style-name="Emphasis"><text:span text:style-name="T17">We achieve this by training our model on the training dataset and than trying to predict – based on the columns value – the </text:span></text:span><text:span text:style-name="Emphasis"><text:span text:style-name="T16">good customers </text:span></text:span><text:span text:style-name="Emphasis"><text:span text:style-name="T17">of the testing set. We can than get an accuracy </text:span></text:span><text:span text:style-name="Emphasis"><text:span text:style-name="T16">and measure if this is practical and realistic. Otherwise, error metric balancing will be handy in recalibrating the model. </text:span></text:span><text:span text:style-name="T37">The need for <text:s/>a</text:span><text:span text:style-name="T38"> conservative evaluation of the default rate </text:span><text:span text:style-name="T37">leads us to a </text:span><text:span text:style-name="T38">benchmark </text:span><text:span text:style-name="T37">with</text:span><text:span text:style-name="T38"> a rate of true positive greater than 70% and a false positive of lesser than 7%. </text:span><text:span text:style-name="T39">That way we can ensure a viable machine learning model </text:span><text:span text:style-name="T40">and predict a higher percentage of defaulters (which we want to avoid to lend to)</text:span><text:span text:style-name="T39">. </text:span><text:span text:style-name="T38"><text:s/></text:span></text:p>
      <text:h text:style-name="P5" text:outline-level="2"><text:bookmark text:name="user-content-ii-analysis"/><text:span text:style-name="T9">II. Analysis</text:span><text:span text:style-name="Emphasis"><text:span text:style-name="T6"> </text:span></text:span></text:h>
      <text:p text:style-name="P2">Data Exploration</text:p>
      <text:p text:style-name="P29">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list xml:id="list1988039985509432844" text:style-name="L1">
        <text:list-item>
          <text:p text:style-name="P14"><text:span text:style-name="Emphasis"><text:span text:style-name="T33">If a dataset is present for this problem, have you thoroughly discussed certain features about the dataset? Has a data sample been provided to the reader?</text:span></text:span></text:p>
        </text:list-item>
        <text:list-item>
          <text:p text:style-name="P14"><text:span text:style-name="Emphasis"><text:span text:style-name="T33">If a dataset is present for this problem, are statistics about the dataset calculated and reported? Have any relevant results from this calculation been discussed?</text:span></text:span></text:p>
        </text:list-item>
        <text:list-item>
          <text:p text:style-name="P14"><text:span text:style-name="Emphasis"><text:span text:style-name="T33">Are there any abnormalities or characteristics about the input space or dataset that need to be addressed? (categorical variables, missing values, outliers, etc.)</text:span></text:span></text:p>
        </text:list-item>
      </text:list>
      <text:p text:style-name="P13"><text:span text:style-name="Emphasis"><text:span text:style-name="T33"/></text:span></text:p>
      <text:p text:style-name="P28"><text:span text:style-name="Emphasis"><text:span text:style-name="T5"><text:tab/></text:span></text:span><text:span text:style-name="Emphasis"><text:span text:style-name="T25">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26">valuable</text:span></text:span><text:span text:style-name="Emphasis"><text:span text:style-name="T25"> information about the customer. We also had </text:span></text:span><text:soft-page-break/><text:span text:style-name="Emphasis"><text:span text:style-name="T25">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 <text:s/></text:span></text:span></text:p>
      <text:h text:style-name="P31" text:outline-level="3"><text:bookmark text:name="user-content-exploratory-visualization"/>Exploratory Visualization</text:h>
      <text:p text:style-name="P29">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2053397769118106479" text:style-name="L2">
        <text:list-item>
          <text:p text:style-name="P15"><text:span text:style-name="Emphasis"><text:span text:style-name="T33">Have you visualized a relevant characteristic or feature about the dataset or input data?</text:span></text:span></text:p>
        </text:list-item>
        <text:list-item>
          <text:p text:style-name="P15"><text:span text:style-name="Emphasis"><text:span text:style-name="T33">Is the visualization thoroughly analyzed and discussed?</text:span></text:span></text:p>
        </text:list-item>
        <text:list-item>
          <text:p text:style-name="P15"><text:span text:style-name="Emphasis"><text:span text:style-name="T33">If a plot is provided, are the axes, title, and datum clearly defined?</text:span></text:span></text:p>
        </text:list-item>
      </text:list>
      <text:h text:style-name="P31" text:outline-level="3"><text:bookmark text:name="user-content-algorithms-and-techniques"/>Algorithms and Techniques</text:h>
      <text:p text:style-name="P29">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5820196743230566159" text:style-name="L3">
        <text:list-item>
          <text:p text:style-name="P16"><text:span text:style-name="Emphasis"><text:span text:style-name="T33">Are the algorithms you will use, including any default variables/parameters in the project clearly defined?</text:span></text:span></text:p>
        </text:list-item>
        <text:list-item>
          <text:p text:style-name="P16"><text:span text:style-name="Emphasis"><text:span text:style-name="T33">Are the techniques to be used thoroughly discussed and justified?</text:span></text:span></text:p>
        </text:list-item>
        <text:list-item>
          <text:p text:style-name="P16"><text:span text:style-name="Emphasis"><text:span text:style-name="T33">Is it made clear how the input data or datasets will be handled by the algorithms and techniques chosen?</text:span></text:span></text:p>
        </text:list-item>
      </text:list>
      <text:h text:style-name="P31" text:outline-level="3"><text:bookmark text:name="user-content-benchmark"/>Benchmark</text:h>
      <text:p text:style-name="P29">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list xml:id="list1571985278490015620" text:style-name="L4">
        <text:list-item>
          <text:p text:style-name="P17"><text:span text:style-name="Emphasis"><text:span text:style-name="T33">Has some result or value been provided that acts as a benchmark for measuring performance?</text:span></text:span></text:p>
        </text:list-item>
        <text:list-item>
          <text:p text:style-name="P17"><text:soft-page-break/><text:span text:style-name="Emphasis"><text:span text:style-name="T33">Is it clear how this result or value was obtained (whether by data or by hypothesis)?</text:span></text:span></text:p>
        </text:list-item>
      </text:list>
      <text:h text:style-name="P30" text:outline-level="2"><text:bookmark text:name="user-content-iii-methodology"/>III. Methodology</text:h>
      <text:p text:style-name="P1"><text:span text:style-name="Emphasis"><text:span text:style-name="T33">(approx. 3-5 pages)</text:span></text:span></text:p>
      <text:h text:style-name="P31" text:outline-level="3"><text:bookmark text:name="user-content-data-preprocessing"/>Data Preprocessing</text:h>
      <text:p text:style-name="P29">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list xml:id="list620642853966272647" text:style-name="L5">
        <text:list-item>
          <text:p text:style-name="P18"><text:span text:style-name="Emphasis"><text:span text:style-name="T33">If the algorithms chosen require preprocessing steps like feature selection or feature transformations, have they been properly documented?</text:span></text:span></text:p>
        </text:list-item>
        <text:list-item>
          <text:p text:style-name="P18"><text:span text:style-name="Emphasis"><text:span text:style-name="T33">Based on the </text:span></text:span><text:span text:style-name="Emphasis"><text:span text:style-name="Strong_20_Emphasis"><text:span text:style-name="T34">Data Exploration</text:span></text:span></text:span><text:span text:style-name="Emphasis"><text:span text:style-name="T33"> section, if there were abnormalities or characteristics that needed to be addressed, have they been properly corrected?</text:span></text:span></text:p>
        </text:list-item>
        <text:list-item>
          <text:p text:style-name="P18"><text:span text:style-name="Emphasis"><text:span text:style-name="T33">If no preprocessing is needed, has it been made clear why?</text:span></text:span></text:p>
        </text:list-item>
      </text:list>
      <text:h text:style-name="P31" text:outline-level="3"><text:bookmark text:name="user-content-implementation"/>Implementation</text:h>
      <text:p text:style-name="P29">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7687872914698365372" text:style-name="L6">
        <text:list-item>
          <text:p text:style-name="P19"><text:span text:style-name="Emphasis"><text:span text:style-name="T33">Is it made clear how the algorithms and techniques were implemented with the given datasets or input data?</text:span></text:span></text:p>
        </text:list-item>
        <text:list-item>
          <text:p text:style-name="P19"><text:span text:style-name="Emphasis"><text:span text:style-name="T33">Were there any complications with the original metrics or techniques that required changing prior to acquiring a solution?</text:span></text:span></text:p>
        </text:list-item>
        <text:list-item>
          <text:p text:style-name="P19"><text:span text:style-name="Emphasis"><text:span text:style-name="T33">Was there any part of the coding process (e.g., writing complicated functions) that should be documented?</text:span></text:span></text:p>
        </text:list-item>
      </text:list>
      <text:h text:style-name="P31" text:outline-level="3"><text:bookmark text:name="user-content-refinement"/><text:soft-page-break/>Refinement</text:h>
      <text:p text:style-name="P29">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6494732520943450878" text:style-name="L7">
        <text:list-item>
          <text:p text:style-name="P20"><text:span text:style-name="Emphasis"><text:span text:style-name="T33">Has an initial solution been found and clearly reported?</text:span></text:span></text:p>
        </text:list-item>
        <text:list-item>
          <text:p text:style-name="P20"><text:span text:style-name="Emphasis"><text:span text:style-name="T33">Is the process of improvement clearly documented, such as what techniques were used?</text:span></text:span></text:p>
        </text:list-item>
        <text:list-item>
          <text:p text:style-name="P20"><text:span text:style-name="Emphasis"><text:span text:style-name="T33">Are intermediate and final solutions clearly reported as the process is improved?</text:span></text:span></text:p>
        </text:list-item>
      </text:list>
      <text:h text:style-name="P30" text:outline-level="2"><text:bookmark text:name="user-content-iv-results"/>IV. Results</text:h>
      <text:p text:style-name="P1"><text:span text:style-name="Emphasis"><text:span text:style-name="T33">(approx. 2-3 pages)</text:span></text:span></text:p>
      <text:h text:style-name="P31" text:outline-level="3"><text:bookmark text:name="user-content-model-evaluation-and-validation"/>Model Evaluation and Validation</text:h>
      <text:p text:style-name="P29">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2167856979390466627" text:style-name="L8">
        <text:list-item>
          <text:p text:style-name="P21"><text:span text:style-name="Emphasis"><text:span text:style-name="T33">Is the final model reasonable and aligning with solution expectations? Are the final parameters of the model appropriate?</text:span></text:span></text:p>
        </text:list-item>
        <text:list-item>
          <text:p text:style-name="P21"><text:span text:style-name="Emphasis"><text:span text:style-name="T33">Has the final model been tested with various inputs to evaluate whether the model generalizes well to unseen data?</text:span></text:span></text:p>
        </text:list-item>
        <text:list-item>
          <text:p text:style-name="P21"><text:span text:style-name="Emphasis"><text:span text:style-name="T33">Is the model robust enough for the problem? Do small perturbations (changes) in training data or the input space greatly affect the results?</text:span></text:span></text:p>
        </text:list-item>
        <text:list-item>
          <text:p text:style-name="P21"><text:span text:style-name="Emphasis"><text:span text:style-name="T33">Can results found from the model be trusted?</text:span></text:span></text:p>
        </text:list-item>
      </text:list>
      <text:h text:style-name="P31" text:outline-level="3"><text:bookmark text:name="user-content-justification"/><text:soft-page-break/>Justification</text:h>
      <text:p text:style-name="P29">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6969948880458659081" text:style-name="L9">
        <text:list-item>
          <text:p text:style-name="P22"><text:span text:style-name="Emphasis"><text:span text:style-name="T33">Are the final results found stronger than the benchmark result reported earlier?</text:span></text:span></text:p>
        </text:list-item>
        <text:list-item>
          <text:p text:style-name="P22"><text:span text:style-name="Emphasis"><text:span text:style-name="T33">Have you thoroughly analyzed and discussed the final solution?</text:span></text:span></text:p>
        </text:list-item>
        <text:list-item>
          <text:p text:style-name="P22"><text:span text:style-name="Emphasis"><text:span text:style-name="T33">Is the final solution significant enough to have solved the problem?</text:span></text:span></text:p>
        </text:list-item>
      </text:list>
      <text:h text:style-name="P30" text:outline-level="2"><text:bookmark text:name="user-content-v-conclusion"/>V. Conclusion</text:h>
      <text:p text:style-name="P1"><text:span text:style-name="Emphasis"><text:span text:style-name="T33">(approx. 1-2 pages)</text:span></text:span></text:p>
      <text:h text:style-name="P31" text:outline-level="3"><text:bookmark text:name="user-content-free-form-visualization"/>Free-Form Visualization</text:h>
      <text:p text:style-name="P29">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6743761503432016766" text:style-name="L10">
        <text:list-item>
          <text:p text:style-name="P23"><text:span text:style-name="Emphasis"><text:span text:style-name="T33">Have you visualized a relevant or important quality about the problem, dataset, input data, or results?</text:span></text:span></text:p>
        </text:list-item>
        <text:list-item>
          <text:p text:style-name="P23"><text:span text:style-name="Emphasis"><text:span text:style-name="T33">Is the visualization thoroughly analyzed and discussed?</text:span></text:span></text:p>
        </text:list-item>
        <text:list-item>
          <text:p text:style-name="P23"><text:span text:style-name="Emphasis"><text:span text:style-name="T33">If a plot is provided, are the axes, title, and datum clearly defined?</text:span></text:span></text:p>
        </text:list-item>
      </text:list>
      <text:h text:style-name="P31" text:outline-level="3"><text:bookmark text:name="user-content-reflection"/>Reflection</text:h>
      <text:p text:style-name="P29">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list xml:id="list3131840130751687505" text:style-name="L11">
        <text:list-item>
          <text:p text:style-name="P24"><text:span text:style-name="Emphasis"><text:span text:style-name="T33">Have you thoroughly summarized the entire process you used for this project?</text:span></text:span></text:p>
        </text:list-item>
        <text:list-item>
          <text:p text:style-name="P24"><text:span text:style-name="Emphasis"><text:span text:style-name="T33">Were there any interesting aspects of the project?</text:span></text:span></text:p>
        </text:list-item>
        <text:list-item>
          <text:p text:style-name="P24"><text:soft-page-break/><text:span text:style-name="Emphasis"><text:span text:style-name="T33">Were there any difficult aspects of the project?</text:span></text:span></text:p>
        </text:list-item>
        <text:list-item>
          <text:p text:style-name="P24"><text:span text:style-name="Emphasis"><text:span text:style-name="T33">Does the final model and solution fit your expectations for the problem, and should it be used in a general setting to solve these types of problems?</text:span></text:span></text:p>
        </text:list-item>
      </text:list>
      <text:h text:style-name="P31" text:outline-level="3"><text:bookmark text:name="user-content-improvement"/>Improvement</text:h>
      <text:p text:style-name="P29">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5431069933658607281" text:style-name="L12">
        <text:list-item>
          <text:p text:style-name="P25"><text:span text:style-name="Emphasis"><text:span text:style-name="T33">Are there further improvements that could be made on the algorithms or techniques you used in this project?</text:span></text:span></text:p>
        </text:list-item>
        <text:list-item>
          <text:p text:style-name="P25"><text:span text:style-name="Emphasis"><text:span text:style-name="T33">Were there algorithms or techniques you researched that you did not know how to implement, but would consider using if you knew how?</text:span></text:span></text:p>
        </text:list-item>
        <text:list-item>
          <text:p text:style-name="P26"><text:span text:style-name="Emphasis"><text:span text:style-name="T33">If you used your final solution as the new benchmark, do you think an even better solution exists?</text:span></text:span></text:p>
        </text:list-item>
      </text:list>
      <text:p text:style-name="P27"><text:span text:style-name="Emphasis"><text:span text:style-name="T1"/></text:span></text:p>
      <text:p text:style-name="P12"><text:span text:style-name="Emphasis"><text:span text:style-name="T8">References </text:span></text:span></text:p>
      <text:p text:style-name="P12"><text:span text:style-name="Emphasis"><text:span text:style-name="T1">Lending Club</text:span></text:span></text:p>
      <text:p text:style-name="P12"><text:span text:style-name="Emphasis"><text:span text:style-name="T1">Wikipedia</text:span></text:span></text:p>
      <text:p text:style-name="P12"><text:span text:style-name="Emphasis"><text:span text:style-name="T1">Dataquest</text:span></text:span></text:p>
      <text:p text:style-name="P12"><text:span text:style-name="Emphasis"><text:span text:style-name="T1">Python Machine Learning Raschka</text:span></text:span></text:p>
      <text:p text:style-name="P12"><text:span text:style-name="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2T14:09:21.870435678</dc:date>
    <meta:editing-duration>PT12H32M50S</meta:editing-duration>
    <meta:editing-cycles>19</meta:editing-cycles>
    <meta:generator>LibreOffice/5.1.4.2$Linux_X86_64 LibreOffice_project/10m0$Build-2</meta:generator>
    <meta:document-statistic meta:table-count="0" meta:image-count="0" meta:object-count="0" meta:page-count="7" meta:paragraph-count="82" meta:word-count="2025" meta:character-count="12415" meta:non-whitespace-character-count="10467"/>
  </office:meta>
</office:document-meta>
</file>